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ff9" officeooo:paragraph-rsid="00067ff9"/>
    </style:style>
    <style:style style:name="P2" style:family="paragraph" style:parent-style-name="Standard">
      <style:text-properties officeooo:rsid="00067ff9" officeooo:paragraph-rsid="0006fc9c"/>
    </style:style>
    <style:style style:name="P3" style:family="paragraph" style:parent-style-name="Standard">
      <style:text-properties officeooo:rsid="00083137" officeooo:paragraph-rsid="00083137"/>
    </style:style>
    <style:style style:name="P4" style:family="paragraph" style:parent-style-name="Standard">
      <style:text-properties officeooo:rsid="00067ff9" officeooo:paragraph-rsid="00067ff9"/>
    </style:style>
    <style:style style:name="P5" style:family="paragraph" style:parent-style-name="Standard">
      <style:text-properties officeooo:rsid="00067ff9" officeooo:paragraph-rsid="0006fc9c"/>
    </style:style>
    <style:style style:name="P6" style:family="paragraph" style:parent-style-name="Standard">
      <style:text-properties officeooo:rsid="00067ff9" officeooo:paragraph-rsid="00086ab9"/>
    </style:style>
    <style:style style:name="P7" style:family="paragraph" style:parent-style-name="Standard">
      <style:text-properties officeooo:rsid="00067ff9" officeooo:paragraph-rsid="0009d739"/>
    </style:style>
    <style:style style:name="P8" style:family="paragraph" style:parent-style-name="Standard">
      <style:text-properties officeooo:rsid="00067ff9" officeooo:paragraph-rsid="000ec531"/>
    </style:style>
    <style:style style:name="P9" style:family="paragraph" style:parent-style-name="Standard">
      <style:text-properties officeooo:paragraph-rsid="0009d739"/>
    </style:style>
    <style:style style:name="P10" style:family="paragraph" style:parent-style-name="Standard">
      <style:text-properties officeooo:rsid="000a0268" officeooo:paragraph-rsid="000a0268"/>
    </style:style>
    <style:style style:name="P11" style:family="paragraph" style:parent-style-name="Standard">
      <style:text-properties officeooo:rsid="000ec531" officeooo:paragraph-rsid="000ec531"/>
    </style:style>
    <style:style style:name="P12" style:family="paragraph" style:parent-style-name="Standard">
      <style:text-properties officeooo:rsid="00083137" officeooo:paragraph-rsid="00083137"/>
    </style:style>
    <style:style style:name="T1" style:family="text">
      <style:text-properties officeooo:rsid="0006fc9c"/>
    </style:style>
    <style:style style:name="T2" style:family="text">
      <style:text-properties officeooo:rsid="00086ab9"/>
    </style:style>
    <style:style style:name="T3" style:family="text">
      <style:text-properties officeooo:rsid="0009d739"/>
    </style:style>
    <style:style style:name="T4" style:family="text">
      <style:text-properties officeooo:rsid="000a0268"/>
    </style:style>
    <style:style style:name="T5" style:family="text">
      <style:text-properties officeooo:rsid="000b9358"/>
    </style:style>
    <style:style style:name="T6" style:family="text">
      <style:text-properties officeooo:rsid="000bd988"/>
    </style:style>
    <style:style style:name="T7" style:family="text">
      <style:text-properties officeooo:rsid="00067ff9"/>
    </style:style>
    <style:style style:name="T8" style:family="text">
      <style:text-properties officeooo:rsid="000c336f"/>
    </style:style>
    <style:style style:name="T9" style:family="text">
      <style:text-properties officeooo:rsid="000d1de9"/>
    </style:style>
    <style:style style:name="T10" style:family="text">
      <style:text-properties officeooo:rsid="000ec531"/>
    </style:style>
    <style:style style:name="T11" style:family="text">
      <style:text-properties officeooo:rsid="001071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First things first we need to b</text:span>uild a Server to host our application. <text:span text:style-name="T2">This is made a lot simpler with free easy to setup and run Heroku servers.</text:span></text:p>
      <text:p text:style-name="P1"/>
      <text:p text:style-name="P1"><text:tab/><text:span text:style-name="T3">Create a GitHub account</text:span></text:p>
      <text:p text:style-name="P1"><text:tab/><text:tab/><text:span text:style-name="T3">If you don’t have one already you’ll need to create a GitHub account to complete this <text:tab/><text:tab/>tutorial</text:span></text:p>
      <text:p text:style-name="P7"><text:tab/><text:tab/><text:a xlink:type="simple" xlink:href="https://github.com/join" text:style-name="Internet_20_link" text:visited-style-name="Visited_20_Internet_20_Link"><text:span text:style-name="T2">https://github.com/join</text:span></text:a><text:span text:style-name="T2"> </text:span></text:p>
      <text:p text:style-name="P7"><text:tab/><text:tab/><text:span text:style-name="T3">Pick a username, add your email, create a password and verify your account.</text:span></text:p>
      <text:p text:style-name="P10"><text:tab/><text:tab/>The click ‘Create an account’</text:p>
      <text:p text:style-name="P10"><text:tab/><text:tab/>Select a Free Account (unless your loaded, then you can buy whatever you want)</text:p>
      <text:p text:style-name="P10"><text:tab/><text:tab/>Click ‘Continue’</text:p>
      <text:p text:style-name="P10"><text:tab/><text:tab/>Now you can answer some questions and click ‘Submit’ or just click ‘skip this step’</text:p>
      <text:p text:style-name="P10"><text:tab/><text:tab/>Verify your email address</text:p>
      <text:p text:style-name="P7"><text:tab/><text:tab/><text:span text:style-name="T4">Bingo bongo Bango and you have yourself a GitHub account</text:span></text:p>
      <text:p text:style-name="P7"/>
      <text:p text:style-name="P7"><text:tab/><text:span text:style-name="T6">Clone the tutorial code</text:span></text:p>
      <text:p text:style-name="P7"><text:tab/><text:tab/><text:span text:style-name="T6">Click the + icon at the top right of the screen</text:span></text:p>
      <text:p text:style-name="P7"><text:tab/><text:tab/><text:span text:style-name="T6">In the drop down select ‘Import repository’</text:span></text:p>
      <text:p text:style-name="P9"><text:span text:style-name="T7"><text:tab/><text:tab/>Add in this URL in ‘</text:span>Your old repository’s clone URL’:</text:p>
      <text:p text:style-name="P9"><text:tab/><text:tab/><text:tab/><text:a xlink:type="simple" xlink:href="https://github.com/matthew-davis/dundee-data-hack-wrld-tutorial.git" text:style-name="Internet_20_link" text:visited-style-name="Visited_20_Internet_20_Link"><text:span text:style-name="T7">https://github.com/matthew-davis/dundee-data-hack-wrld-tutorial.git</text:span></text:a></text:p>
      <text:p text:style-name="P9"><text:tab/><text:tab/><text:span text:style-name="T6">Then give your project a Name of your choosing</text:span></text:p>
      <text:p text:style-name="P9"><text:tab/><text:tab/><text:span text:style-name="T6">You can make the project public or private </text:span></text:p>
      <text:p text:style-name="P9"><text:tab/><text:tab/><text:span text:style-name="T6">Then click ‘Begin import’</text:span></text:p>
      <text:p text:style-name="P9"><text:tab/><text:tab/><text:span text:style-name="T6">GitHub will do some work, go git yourself a drink (notice the pun?)</text:span></text:p>
      <text:p text:style-name="P9"><text:tab/><text:tab/><text:span text:style-name="T8">GitHub will send you an email when it’s down working </text:span></text:p>
      <text:p text:style-name="P9"><text:tab/><text:tab/><text:span text:style-name="T9">Now that you have the starter code you’ll need a server to put it on</text:span></text:p>
      <text:p text:style-name="P7"><text:tab/><text:tab/></text:p>
      <text:p text:style-name="P1"><text:span text:style-name="T1"><text:tab/>Go online and c</text:span>reate a Heroku Account</text:p>
      <text:p text:style-name="P1"><text:tab/><text:tab/><text:a xlink:type="simple" xlink:href="https://signup.heroku.com/login" text:style-name="Internet_20_link" text:visited-style-name="Visited_20_Internet_20_Link">https://signup.heroku.com/login</text:a></text:p>
      <text:p text:style-name="P1"><text:tab/><text:tab/>Confirm email</text:p>
      <text:p text:style-name="P6"><text:tab/><text:tab/>This should be you with an account with Heroku and ready to launch a server to host <text:tab/><text:tab/>your <text:tab/><text:tab/></text:p>
      <text:p text:style-name="P1"/>
      <text:p text:style-name="P1"><text:tab/>Create an application</text:p>
      <text:p text:style-name="P1"><text:tab/><text:tab/>Click ‘Create new app’</text:p>
      <text:p text:style-name="P1"><text:tab/><text:tab/>Give your app a name and pick a region </text:p>
      <text:p text:style-name="P1"><text:tab/><text:tab/><text:tab/>you can pick any region you want it is essentially asking you where do you <text:tab/><text:tab/><text:tab/>want your cloud server to be physically located. <text:span text:style-name="T2">For this project you can pick <text:tab/><text:tab/><text:tab/>whatever region you feel like.</text:span></text:p>
      <text:p text:style-name="P2"><text:tab/><text:tab/><text:span text:style-name="T1">Click ‘Create app’</text:span></text:p>
      <text:p text:style-name="P2"><text:tab/><text:tab/><text:span text:style-name="T1">Pick GitHub as the Deployment Method (located in the ‘Deploy’ tab)</text:span></text:p>
      <text:p text:style-name="P2"><text:tab/><text:tab/><text:span text:style-name="T5">Click the ‘Connect to GitHub’ button</text:span></text:p>
      <text:p text:style-name="P2"><text:tab/><text:tab/><text:span text:style-name="T6">If you are signed in to GitHub (and you should be) it will ask you to authorize the <text:tab/><text:tab/>connection </text:span></text:p>
      <text:p text:style-name="P2"><text:tab/><text:tab/><text:span text:style-name="T9">Once authorized a new section will be created called ‘Connect to GitHub’</text:span></text:p>
      <text:p text:style-name="P2"><text:tab/><text:tab/><text:span text:style-name="T9">Type in the name of the repository you cloned and named and then click ‘Search’</text:span></text:p>
      <text:p text:style-name="P2"><text:tab/><text:tab/><text:span text:style-name="T9">It will find the repository and you can click ‘Connect’</text:span></text:p>
      <text:p text:style-name="P8"><text:tab/><text:tab/><text:span text:style-name="T9">Click ‘Enable Automatic Deploys’</text:span></text:p>
      <text:p text:style-name="P8"><text:tab/><text:tab/></text:p>
      <text:p text:style-name="P8"/>
      <text:p text:style-name="P8"><text:tab/><text:span text:style-name="T11">Get a Wrld API key</text:span></text:p>
      <text:p text:style-name="P8"><text:tab/><text:tab/></text:p>
      <text:p text:style-name="P8"><text:soft-page-break/></text:p>
      <text:p text:style-name="P8"/>
      <text:p text:style-name="P8"/>
      <text:p text:style-name="P11"><text:tab/>Launch Application</text:p>
      <text:p text:style-name="P8"><text:span text:style-name="T10"><text:tab/><text:tab/>Open the ‘Settings’ tab</text:span></text:p>
      <text:p text:style-name="P8"><text:tab/><text:tab/><text:span text:style-name="T10">In the section on Buildpacks click ‘Add buildpack’</text:span></text:p>
      <text:p text:style-name="P8"><text:tab/><text:tab/><text:span text:style-name="T10">Click ‘nodejs’ and the click ‘Save changes’</text:span></text:p>
      <text:p text:style-name="P8"><text:tab/><text:tab/><text:span text:style-name="T10">Return to the ‘Deploy’ tab</text:span></text:p>
      <text:p text:style-name="P8"><text:tab/><text:tab/><text:span text:style-name="T10">In the ‘Manual deploy’ section click ‘Deploy Branch’</text:span></text:p>
      <text:p text:style-name="P8"><text:tab/><text:tab/><text:span text:style-name="T10">At the top of the page click the ‘Open app’ button</text:span></text:p>
      <text:p text:style-name="P8"><text:tab/><text:tab/><text:span text:style-name="T10">After a minute or so while the server builds dependencies you will be confronted <text:tab/><text:tab/>with a 3D model of Abertay</text:span></text:p>
      <text:p text:style-name="P8"><text:tab/><text:tab/></text:p>
      <text:p text:style-name="P8"><text:tab/><text:span text:style-name="T10">Spend some time with the documentation</text:span></text:p>
      <text:p text:style-name="P8"><text:tab/><text:tab/><text:a xlink:type="simple" xlink:href="https://www.wrld3d.com/wrld.js/latest/docs/examples/" text:style-name="Internet_20_link" text:visited-style-name="Visited_20_Internet_20_Link">https://www.wrld3d.com/wrld.js/latest/docs/examples/</text:a></text:p>
      <text:p text:style-name="P8"/>
      <text:p text:style-name="P8"><text:tab/><text:span text:style-name="T11">Basic Configuration</text:span></text:p>
      <text:p text:style-name="P8"><text:tab/><text:tab/><text:span text:style-name="T11">If you go to the GitHub Repository the key file is App.js </text:span></text:p>
      <text:p text:style-name="P8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3:16:23.903324086</meta:creation-date>
    <dc:date>2019-02-27T13:35:48.569525641</dc:date>
    <meta:editing-duration>PT15M23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2" meta:paragraph-count="55" meta:word-count="454" meta:character-count="2743" meta:non-whitespace-character-count="2215"/>
  </office:meta>
</office:document-meta>
</file>